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nveloppe Urbain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pp automatis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rface minimale des « trous » (Potentielle zone AU) </text:p>
              </text:list-item>
              <text:list-item>
                <text:p>La zone tampon à appliquer autour du bâti</text:p>
              </text:list-item>
              <text:list-item>
                <text:p>Taille minimale des « tâche urbaine » à con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put potenti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rface minimale du bâti à conserver dans le calcul</text:p>
              </text:list-item>
              <text:list-item>
                <text:p>Distance à appliquer pour la « Dilatation/Erosion »</text:p>
              </text:list-item>
              <text:list-item>
                <text:p>Couches à prendre en compte dans la constitution de l’envelo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1 - Buffer autour du bâti</text:p>
                <text:p>2 – « Dilatation/Erosion » appliquée au résultat du buffer (1)</text:p>
                <text:p>3 – Fusion avec les cimetières, terrains de sport, et surfaces d’activité</text:p>
                <text:p>4 – Découpage de l’enveloppe par rapport aux parcelles</text:p>
                <text:p>5 – Récupération des parcelles intersectant l’enveloppe-tampon</text:p>
                <text:p>6 -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21:39:36.467000000</meta:creation-date>
    <dc:date>2019-05-24T23:01:37.383000000</dc:date>
    <meta:editing-duration>PT51M32S</meta:editing-duration>
    <meta:editing-cycles>3</meta:editing-cycles>
    <meta:generator>LibreOffice/5.3.7.2$Windows_X86_64 LibreOffice_project/6b8ed514a9f8b44d37a1b96673cbbdd077e24059</meta:generator>
    <meta:document-statistic meta:object-count="37"/>
  </office:meta>
</office:document-meta>
</file>